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00.32pt" svg:y="0pt">
            <loext:p draw:notify-on-update-of-ranges="Sheet1.A2:Sheet1.A15 Sheet1.B1:Sheet1.B1 Sheet1.B2:Sheet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9.47pt" svg:y="289.56pt">
            <loext:p draw:notify-on-update-of-ranges="Sheet1.A22:Sheet1.A34 Sheet1.B21:Sheet1.B21 Sheet1.B22:Sheet1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98.68pt" svg:y="577.84pt">
            <loext:p draw:notify-on-update-of-ranges="Sheet1.A42:Sheet1.A54 Sheet1.B41:Sheet1.B41 Sheet1.B42:Sheet1.B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Load(lb)</text:p>
          </table:table-cell>
          <table:table-cell table:style-name="ce3" office:value-type="string" calcext:value-type="string">
            <text:p>Deflection (in.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2" table:number-rows-repeated="5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Load(lb)</text:p>
          </table:table-cell>
          <table:table-cell table:style-name="ce3" office:value-type="string" calcext:value-type="string">
            <text:p>Deflection (in.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357" calcext:value-type="float">
            <text:p>-0.357</text:p>
          </table:table-cell>
        </table:table-row>
        <table:table-row table:style-name="ro2" table:number-rows-repeated="6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Load(lb)</text:p>
          </table:table-cell>
          <table:table-cell table:style-name="ce3" office:value-type="string" calcext:value-type="string">
            <text:p>Deflection (in.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99" calcext:value-type="float">
            <text:p>-0.0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147" calcext:value-type="float">
            <text:p>-0.1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331" calcext:value-type="float">
            <text:p>-0.3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531" calcext:value-type="float">
            <text:p>-0.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3:10:14.251931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3:07:49.611844251</meta:creation-date>
    <dc:date>2016-11-16T13:39:38.035097865</dc:date>
    <meta:editing-duration>PT19M41S</meta:editing-duration>
    <meta:editing-cycles>2</meta:editing-cycles>
    <meta:generator>LibreOffice/5.2.3.3$Linux_X86_64 LibreOffice_project/20m0$Build-3</meta:generator>
    <meta:document-statistic meta:table-count="1" meta:cell-count="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Pinned-Pinned</text:p>
        </chart:title>
        <chart:plot-area chart:style-name="ch3" table:cell-range-address="Sheet1.A1:Sheet1.B15" chart:data-source-has-labels="both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ooo:date-scale/>
            <chart:title svg:x="7.839cm" svg:y="8.019cm" chart:style-name="ch5">
              <text:p>Load(lb)</text:p>
            </chart:title>
            <chart:categories table:cell-range-address="Sheet1.A2:Sheet1.A15"/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Deflection(in)</text:p>
            </chart:title>
            <chart:grid chart:style-name="ch6" chart:class="major"/>
          </chart:axis>
          <chart:series chart:style-name="ch8" chart:values-cell-range-address="Sheet1.B2:Sheet1.B15" chart:label-cell-address="Sheet1.B1:Sheet1.B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lection (in.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18">
                <text:p>0.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Fixed-Pinned</text:p>
        </chart:title>
        <chart:plot-area chart:style-name="ch3" table:cell-range-address="Sheet1.A21:Sheet1.B34" chart:data-source-has-labels="both" svg:x="1.331cm" svg:y="1.275cm" svg:width="14.349cm" svg:height="6.564cm">
          <chartooo:coordinate-region svg:x="2.349cm" svg:y="1.474cm" svg:width="13.051cm" svg:height="6.166cm"/>
          <chart:axis chart:dimension="x" chart:name="primary-x" chart:style-name="ch4" chartooo:axis-type="auto">
            <chartooo:date-scale/>
            <chart:title svg:x="7.839cm" svg:y="8.019cm" chart:style-name="ch5">
              <text:p>Load(lb)</text:p>
            </chart:title>
            <chart:categories table:cell-range-address="Sheet1.A22:Sheet1.A34"/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Deflection(in)</text:p>
            </chart:title>
            <chart:grid chart:style-name="ch6" chart:class="major"/>
          </chart:axis>
          <chart:series chart:style-name="ch8" chart:values-cell-range-address="Sheet1.B22:Sheet1.B34" chart:label-cell-address="Sheet1.B21:Sheet1.B2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lection (in.)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Sheet1.A22:Sheet1.A34</svg:desc>
                </draw:g>
              </table:table-cell>
              <table:table-cell office:value-type="float" office:value="0">
                <text:p>0</text:p>
                <draw:g>
                  <svg:desc>Sheet1.B22:Sheet1.B34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0.357">
                <text:p>-0.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53cm" svg:y="0.316cm" chart:style-name="ch2">
          <text:p>Fixed-Fixed</text:p>
        </chart:title>
        <chart:plot-area chart:style-name="ch3" table:cell-range-address="Sheet1.A41:Sheet1.B54" chart:data-source-has-labels="both" svg:x="1.331cm" svg:y="1.275cm" svg:width="14.349cm" svg:height="6.564cm">
          <chartooo:coordinate-region svg:x="2.164cm" svg:y="1.474cm" svg:width="13.237cm" svg:height="6.166cm"/>
          <chart:axis chart:dimension="x" chart:name="primary-x" chart:style-name="ch4" chartooo:axis-type="auto">
            <chartooo:date-scale/>
            <chart:title svg:x="7.839cm" svg:y="8.019cm" chart:style-name="ch5">
              <text:p>Load(lb)</text:p>
            </chart:title>
            <chart:categories table:cell-range-address="Sheet1.A42:Sheet1.A54"/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Deflection(in)</text:p>
            </chart:title>
            <chart:grid chart:style-name="ch6" chart:class="major"/>
          </chart:axis>
          <chart:series chart:style-name="ch8" chart:values-cell-range-address="Sheet1.B42:Sheet1.B54" chart:label-cell-address="Sheet1.B41:Sheet1.B4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lection (in.)</text:p>
                <draw:g>
                  <svg:desc>Sheet1.B41:Sheet1.B41</svg:desc>
                </draw:g>
              </table:table-cell>
            </table:table-row>
          </table:table-header-rows>
          <table:table-rows>
            <table:table-row>
              <table:table-cell office:value-type="float" office:value="28">
                <text:p>28</text:p>
                <draw:g>
                  <svg:desc>Sheet1.A42:Sheet1.A54</svg:desc>
                </draw:g>
              </table:table-cell>
              <table:table-cell office:value-type="float" office:value="0">
                <text:p>0</text:p>
                <draw:g>
                  <svg:desc>Sheet1.B42:Sheet1.B54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0.147">
                <text:p>-0.14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0.215">
                <text:p>-0.21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-0.331">
                <text:p>-0.33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-0.531">
                <text:p>-0.5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